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476" officeooo:paragraph-rsid="0007c476"/>
    </style:style>
    <style:style style:name="P2" style:family="paragraph" style:parent-style-name="Standard">
      <style:text-properties officeooo:rsid="0007c476" officeooo:paragraph-rsid="0009638c"/>
    </style:style>
    <style:style style:name="P3" style:family="paragraph" style:parent-style-name="Standard">
      <style:text-properties officeooo:rsid="0009638c" officeooo:paragraph-rsid="0009638c"/>
    </style:style>
    <style:style style:name="T1" style:family="text">
      <style:text-properties officeooo:rsid="000963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ботая над проектом, непонятно конкретно, что делает тренажёр. Он борется со стрессом? Или это что-то другое? Или мы просто достигаем седативного состояния? Может человек, расслабив мышцы лица и разогрев руки, находиться в стрессе? Нам приятнее, когда пальцы тёплые, и наоборот некомфортно, если они холодные?</text:p>
      <text:p text:style-name="P1"/>
      <text:p text:style-name="P1">Таблица сравнения некорректна. Критерии должны быть однозначны и объяснены. Критерии должны быть измеримы. Из всего корректно сравнение по цене.</text:p>
      <text:p text:style-name="P1"/>
      <text:p text:style-name="P1">В плане стоит исследование явления стресса. Мы его исследовали? Нет. Что такое стресс? И с чем мы боремся? Как исследуется?</text:p>
      <text:p text:style-name="P1"/>
      <text:p text:style-name="P1">Что конкретно мы тренируем?</text:p>
      <text:p text:style-name="P1"/>
      <text:p text:style-name="P1">Температура? Почему пальцы? Можно например мочку уха? </text:p>
      <text:p text:style-name="P1"/>
      <text:p text:style-name="P1">Методики традиционные. Надо с ними сравнить.</text:p>
      <text:p text:style-name="P1"/>
      <text:p text:style-name="P2">Пересчитать стоимость продукта, обосновать выбор компонентов, точность измерения. Сравнить характеристики с тем же ПакЮниор. Если отстаём по характеристикам, надо обосновать.</text:p>
      <text:p text:style-name="P2"/>
      <text:p text:style-name="P2"><text:span text:style-name="T1">Возможно использовать поведенческие тесты перед сессиями для оценки состояние испытуемого. Это моё предположение. Исходил уже из того, что эксперт говорил другим.</text:span> </text:p>
      <text:p text:style-name="P2"/>
      <text:p text:style-name="P2"/>
      <text:p text:style-name="P2"/>
      <text:p text:style-name="P2"/>
      <text:p text:style-name="P2"/>
      <text:p text:style-name="P3">В презентации желательно наглядно показать функциональные элементы в принципиальной схеме.</text:p>
      <text:p text:style-name="P3"/>
      <text:p text:style-name="P3">Сказали: «Всё хорошо, но надо всё переделать».</text:p>
      <text:p text:style-name="P3">Это исходит из того, что непонятно точно и обоснованно, какую конкретно проблему мы решаем. Внимательно перечитать условия задачи ТЮ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3:14:36.010428936</meta:creation-date>
    <dc:date>2020-03-13T04:19:15.712570511</dc:date>
    <meta:editing-duration>PT30M24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11" meta:word-count="177" meta:character-count="1310" meta:non-whitespace-character-count="1142"/>
  </office:meta>
</office:document-meta>
</file>